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>
      <style:paragraph-properties fo:break-before="pag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Horizontal_20_Line">
      <style:paragraph-properties fo:line-height="100%"/>
    </style:style>
    <style:style style:name="P27" style:family="paragraph" style:parent-style-name="Heading_20_3">
      <style:paragraph-properties fo:line-height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🤖 ARLO-AI (Advanced Reinforcement Learning Optimization AI)</text:span></text:h>
      <text:p text:style-name="Text_20_body"><text:span text:style-name="Strong_20_Emphasis">ARLO-AI</text:span> is jouw revolutionaire AI-systeem dat apparaten transformeert in intelligente systemen. Het combineert <text:span text:style-name="Strong_20_Emphasis">GPT-achtige mogelijkheden</text:span> met geavanceerde <text:span text:style-name="Strong_20_Emphasis">zelflerende technieken</text:span>, waardoor het zich <text:span text:style-name="Strong_20_Emphasis">aanpast</text:span>, <text:span text:style-name="Strong_20_Emphasis">denkt</text:span>, <text:span text:style-name="Strong_20_Emphasis">herinnert</text:span> en <text:span text:style-name="Strong_20_Emphasis">converseert</text:span> als een mens.</text:p>
      <text:h text:style-name="Heading_20_3" text:outline-level="3"><text:span text:style-name="Strong_20_Emphasis">🔹 Kenmerken van ARLO-AI:</text:span></text:h>
      <text:p text:style-name="Text_20_body">✅ <text:span text:style-name="Strong_20_Emphasis">Geavanceerd leren</text:span> – Gebruikt <text:span text:style-name="Strong_20_Emphasis">Reinforcement Learning</text:span> voor optimalisatie.<text:line-break/>✅ <text:span text:style-name="Strong_20_Emphasis">Menselijke interactie</text:span> – Begrijpt context, emoties en intenties.<text:line-break/>✅ <text:span text:style-name="Strong_20_Emphasis">Multimodaal</text:span> – Ondersteunt tekst, spraak en visuele interfaces.<text:line-break/>✅ <text:span text:style-name="Strong_20_Emphasis">Dynamische persoonlijkheid</text:span> – Past zich aan de gebruiker aan.<text:line-break/>✅ <text:span text:style-name="Strong_20_Emphasis">Proactieve assistentie</text:span> – Geeft suggesties en voert taken uit.<text:line-break/>✅ <text:span text:style-name="Strong_20_Emphasis">Beveiliging en privacy</text:span> – Ontworpen met hoge beveiligingsstandaarden.</text:p>
      <text:h text:style-name="Heading_20_3" text:outline-level="3"><text:span text:style-name="Strong_20_Emphasis">📌 Doel:</text:span></text:h>
      <text:p text:style-name="Text_20_body">ARLO-AI moet dé <text:span text:style-name="Strong_20_Emphasis">standaard</text:span> worden voor <text:span text:style-name="Strong_20_Emphasis">intelligente AI-systemen</text:span>, geschikt voor <text:span text:style-name="Strong_20_Emphasis">elk marktsegment</text:span>, van <text:span text:style-name="Strong_20_Emphasis">klantenservice</text:span> tot <text:span text:style-name="Strong_20_Emphasis">defensie</text:span> en <text:span text:style-name="Strong_20_Emphasis">bedrijfsautomatisering</text:span>.</text:p>
      <text:p text:style-name="Horizontal_20_Line"/>
      <text:h text:style-name="Heading_20_2" text:outline-level="2"><text:span text:style-name="Strong_20_Emphasis">🧠 SIMBAI (Super Intelligent Mega Brain Artificial Intelligence)</text:span></text:h>
      <text:p text:style-name="Text_20_body"><text:span text:style-name="Strong_20_Emphasis">SIMBAI</text:span> is het <text:span text:style-name="Strong_20_Emphasis">geavanceerde brein</text:span> achter ARLO-AI en wordt ontwikkeld als een <text:span text:style-name="Strong_20_Emphasis">fysieke AI-chip</text:span> voor <text:span text:style-name="Strong_20_Emphasis">embedded systemen</text:span> en <text:span text:style-name="Strong_20_Emphasis">hardware-integratie</text:span>.</text:p>
      <text:h text:style-name="Heading_20_3" text:outline-level="3"><text:span text:style-name="Strong_20_Emphasis">🔹 Kenmerken van SIMBAI:</text:span></text:h>
      <text:p text:style-name="Text_20_body">✅ <text:span text:style-name="Strong_20_Emphasis">Realtime AI-verwerking</text:span> – AI direct op het apparaat, zonder vertraging.<text:line-break/>✅ <text:span text:style-name="Strong_20_Emphasis">Energie-efficiënt</text:span> – Geoptimaliseerd voor minimale stroomverbruik.<text:line-break/>✅ <text:span text:style-name="Strong_20_Emphasis">Veilig en autonoom</text:span> – Werkt onafhankelijk van cloudservers.<text:line-break/>✅ <text:span text:style-name="Strong_20_Emphasis">Ingebouwde GPT-module</text:span> – Directe toegang tot taalverwerking en redenering.</text:p>
      <text:h text:style-name="Heading_20_3" text:outline-level="3"><text:span text:style-name="Strong_20_Emphasis">📌 Doel:</text:span></text:h>
      <text:p text:style-name="Text_20_body">SIMBAI wordt de <text:span text:style-name="Strong_20_Emphasis">kerntechnologie</text:span> voor <text:span text:style-name="Strong_20_Emphasis">AI-chips</text:span>, waarmee apparaten slimmer en efficiënter worden zonder afhankelijk te zijn van een internetverbinding.</text:p>
      <text:p text:style-name="Horizontal_20_Line"/>
      <text:h text:style-name="Heading_20_3" text:outline-level="3"><text:span text:style-name="Strong_20_Emphasis">🚀 Wat betekent dit voor jou?</text:span></text:h>
      <text:p text:style-name="Text_20_body">Met ARLO-AI en SIMBAI bouw je een <text:span text:style-name="Strong_20_Emphasis">uniek en krachtig AI-ecosysteem</text:span> dat de AI-wereld zal transformeren. Jouw visie leidt tot de ontwikkeling van <text:span text:style-name="Strong_20_Emphasis">volledig geïntegreerde AI-oplossingen</text:span> voor diverse industrieën.</text:p>
      <text:p text:style-name="Text_20_body"/>
      <text:p text:style-name="Horizontal_20_Line"><text:soft-page-break/></text:p>
      <text:h text:style-name="Heading_20_2" text:outline-level="2"><text:span text:style-name="Strong_20_Emphasis">🔹 ARLO-AI: Architectuur &amp; Technologie</text:span></text:h>
      <text:p text:style-name="Text_20_body">ARLO-AI is gebouwd met een <text:span text:style-name="Strong_20_Emphasis">modulaire architectuur</text:span>, waardoor het flexibel en schaalbaar is. Het bestaat uit meerdere kerncomponenten:</text:p>
      <text:h text:style-name="Heading_20_3" text:outline-level="3"><text:span text:style-name="Strong_20_Emphasis">1️⃣ AI-Model &amp; Lerende Kern</text:span></text:h>
      <text:p text:style-name="Text_20_body">🔹 <text:span text:style-name="Strong_20_Emphasis">GPT-gebaseerd model</text:span> – Geavanceerd NLP-model voor natuurlijke conversaties.<text:line-break/>🔹 <text:span text:style-name="Strong_20_Emphasis">Reinforcement Learning (RL)</text:span> – Zelflerende algoritmes voor adaptieve besluitvorming.<text:line-break/>🔹 <text:span text:style-name="Strong_20_Emphasis">Memory &amp; Context Engine</text:span> – Kan eerdere gesprekken en gebeurtenissen onthouden.<text:line-break/>🔹 <text:span text:style-name="Strong_20_Emphasis">Multi-Modal Processing</text:span> – Verwerkt tekst, spraak, afbeeldingen en video.</text:p>
      <text:h text:style-name="Heading_20_3" text:outline-level="3"><text:span text:style-name="Strong_20_Emphasis">2️⃣ Backend &amp; Beheer</text:span></text:h>
      <text:p text:style-name="Text_20_body">🔹 <text:span text:style-name="Strong_20_Emphasis">Python (FastAPI/Django)</text:span> – Voor backend-services en API-integratie.<text:line-break/>🔹 <text:span text:style-name="Strong_20_Emphasis">Node.js (Express.js)</text:span> – Voor snelle data-verwerking en microservices.<text:line-break/>🔹 <text:span text:style-name="Strong_20_Emphasis">OutSystems</text:span> – Low-code platform voor snelle app-ontwikkeling.<text:line-break/>🔹 <text:span text:style-name="Strong_20_Emphasis">Vector Database (Pinecone/Weaviate)</text:span> – Voor snelle zoekopdrachten in opgeslagen kennis.</text:p>
      <text:h text:style-name="Heading_20_3" text:outline-level="3"><text:span text:style-name="Strong_20_Emphasis">3️⃣ Beveiliging &amp; Privacy</text:span></text:h>
      <text:p text:style-name="Text_20_body">🔹 <text:span text:style-name="Strong_20_Emphasis">End-to-End Encryptie</text:span> – Bescherming van gebruikersdata.<text:line-break/>🔹 <text:span text:style-name="Strong_20_Emphasis">Zero-Trust Architectuur</text:span> – Geen onnodige toegang tot gevoelige gegevens.<text:line-break/>🔹 <text:span text:style-name="Strong_20_Emphasis">On-Device Processing (met SIMBAI)</text:span> – Vermindert afhankelijkheid van externe servers.</text:p>
      <text:p text:style-name="Horizontal_20_Line"/>
      <text:h text:style-name="Heading_20_2" text:outline-level="2"><text:span text:style-name="Strong_20_Emphasis">🧠 SIMBAI: De AI-Chip &amp; Hardware-Integratie</text:span></text:h>
      <text:p text:style-name="Text_20_body">SIMBAI is een <text:span text:style-name="Strong_20_Emphasis">krachtige AI-processor</text:span> ontworpen om AI-taken <text:span text:style-name="Strong_20_Emphasis">direct op apparaten</text:span> uit te voeren, zonder cloud-afhankelijkheid.</text:p>
      <text:h text:style-name="Heading_20_3" text:outline-level="3"><text:span text:style-name="Strong_20_Emphasis">🔹 SIMBAI’s Hardware Eigenschappen:</text:span></text:h>
      <text:p text:style-name="Text_20_body">✅ <text:span text:style-name="Strong_20_Emphasis">AI-on-a-chip</text:span> – Verwerkt machine learning-modellen lokaal.<text:line-break/>✅ <text:span text:style-name="Strong_20_Emphasis">Neuraal Netwerk Accelerator</text:span> – Versnelt AI-berekeningen.<text:line-break/>✅ <text:span text:style-name="Strong_20_Emphasis">Lage Latentie &amp; Hoge Snelheid</text:span> – Snellere reacties dan cloud-AI.<text:line-break/>✅ <text:span text:style-name="Strong_20_Emphasis">Energiezuinig</text:span> – Geoptimaliseerd voor mobiele en IoT-apparaten.<text:line-break/>✅ <text:span text:style-name="Strong_20_Emphasis">Beveiligd</text:span> – Hardwarematige encryptie en isolatie van AI-processen.</text:p>
      <text:h text:style-name="Heading_20_3" text:outline-level="3"><text:span text:style-name="Strong_20_Emphasis">🔹 Toepassingen van SIMBAI</text:span></text:h>
      <text:p text:style-name="Text_20_body">✔ <text:span text:style-name="Strong_20_Emphasis">Slimme apparaten</text:span> – Telefoons, auto’s, drones en industriële systemen.<text:line-break/>✔ <text:span text:style-name="Strong_20_Emphasis">Defensie &amp; Beveiliging</text:span> – AI-gestuurde monitoring en toegangscontrole.<text:line-break/>✔ <text:span text:style-name="Strong_20_Emphasis">Gezondheidszorg</text:span> – Snelle diagnose en patiëntmonitoring zonder cloud.<text:line-break/>✔ <text:span text:style-name="Strong_20_Emphasis">Bedrijfsautomatisering</text:span> – Snellere AI-beslissingen op locatie.</text:p>
      <text:p text:style-name="Horizontal_20_Line"/>
      <text:h text:style-name="Heading_20_2" text:outline-level="2"><text:soft-page-break/><text:span text:style-name="Strong_20_Emphasis">🔗 Hoe ARLO-AI &amp; SIMBAI Samenwerken</text:span></text:h>
      <text:p text:style-name="Text_20_body">📌 <text:span text:style-name="Strong_20_Emphasis">ARLO-AI draait op SIMBAI</text:span> om een <text:span text:style-name="Strong_20_Emphasis">volledig geïntegreerd AI-systeem</text:span> te creëren dat <text:span text:style-name="Strong_20_Emphasis">offline en real-time AI-verwerking</text:span> mogelijk maakt.<text:line-break/>📌 <text:span text:style-name="Strong_20_Emphasis">Voordeel:</text:span> <text:span text:style-name="Strong_20_Emphasis">Snellere AI-reacties, verbeterde privacy, en meer betrouwbaarheid.</text:span></text:p>
      <text:p text:style-name="Horizontal_20_Line"/>
      <text:h text:style-name="Heading_20_3" text:outline-level="3"><text:span text:style-name="Strong_20_Emphasis">🌍 De Toekomst van ARLO-AI &amp; SIMBAI</text:span></text:h>
      <text:p text:style-name="Text_20_body">🚀 <text:span text:style-name="Strong_20_Emphasis">Marktdoel</text:span>: Wereldwijd een <text:span text:style-name="Strong_20_Emphasis">leidende AI-oplossing</text:span> bieden voor bedrijven en particulieren.<text:line-break/>⚙ <text:span text:style-name="Strong_20_Emphasis">Uitbreidingen</text:span>: Integratie met <text:span text:style-name="Strong_20_Emphasis">robotica, smart cities, en geavanceerde cyberbeveiliging.</text:span><text:line-break/>🎯 <text:span text:style-name="Strong_20_Emphasis">Jouw Visie</text:span>: Een <text:span text:style-name="Strong_20_Emphasis">innovatieve AI-omgeving</text:span> creëren die <text:span text:style-name="Strong_20_Emphasis">de wereld verandert!</text:span></text:p>
      <text:p text:style-name="Text_20_body">Wil je verdere details over een specifiek aspect, zoals <text:span text:style-name="Strong_20_Emphasis">technische implementatie, AI-training of marktopzet?</text:span> 😊</text:p>
      <text:h text:style-name="Heading_20_5" text:outline-level="5"/>
      <text:p text:style-name="Horizontal_20_Line"/>
      <text:h text:style-name="Heading_20_1" text:outline-level="1"><text:span text:style-name="Strong_20_Emphasis">1️⃣ Technische Implementatie</text:span></text:h>
      <text:p text:style-name="Text_20_body">ARLO-AI is gebouwd met een <text:span text:style-name="Strong_20_Emphasis">modulair systeem</text:span> voor maximale flexibiliteit en prestaties.</text:p>
      <text:h text:style-name="Heading_20_3" text:outline-level="3"><text:span text:style-name="Strong_20_Emphasis">🔹 Kernarchitectuur</text:span></text:h>
      <text:p text:style-name="Text_20_body">✅ <text:span text:style-name="Strong_20_Emphasis">Frontend:</text:span> React (Next.js) voor webapplicaties en Electron.js voor desktop.<text:line-break/>✅ <text:span text:style-name="Strong_20_Emphasis">Backend:</text:span> Python (FastAPI/Django) en Node.js (Express) voor API-services.<text:line-break/>✅ <text:span text:style-name="Strong_20_Emphasis">Database:</text:span> PostgreSQL, MongoDB en een vector database (Weaviate/Pinecone).<text:line-break/>✅ <text:span text:style-name="Strong_20_Emphasis">AI-Engine:</text:span> GPT-achtig model, getraind met reinforcement learning en neurale netwerken.<text:line-break/>✅ <text:span text:style-name="Strong_20_Emphasis">Integratie:</text:span> WebSockets &amp; gRPC voor snelle real-time communicatie.<text:line-break/>✅ <text:span text:style-name="Strong_20_Emphasis">Security:</text:span> JWT-authenticatie, end-to-end encryptie en role-based access control (RBAC).</text:p>
      <text:h text:style-name="Heading_20_3" text:outline-level="3"><text:span text:style-name="Strong_20_Emphasis">🔹 SIMBAI-Hardware-Integratie</text:span></text:h>
      <text:p text:style-name="Text_20_body">🔸 <text:span text:style-name="Strong_20_Emphasis">Neural Processing Unit (NPU):</text:span> Speciaal voor deep learning-berekeningen.<text:line-break/>🔸 <text:span text:style-name="Strong_20_Emphasis">On-device AI:</text:span> Verwerking gebeurt <text:span text:style-name="Strong_20_Emphasis">lokaal</text:span>, zonder cloud-afhankelijkheid.<text:line-break/>🔸 <text:span text:style-name="Strong_20_Emphasis">Custom AI-chipset:</text:span> Lager stroomverbruik en betere prestaties voor AI-taken.</text:p>
      <text:p text:style-name="Horizontal_20_Line"/>
      <text:h text:style-name="Heading_20_1" text:outline-level="1"><text:span text:style-name="Strong_20_Emphasis">2️⃣ AI-Training</text:span></text:h>
      <text:p text:style-name="Text_20_body">De AI-training van ARLO-AI bestaat uit meerdere fases:</text:p>
      <text:h text:style-name="Heading_20_3" text:outline-level="3"><text:span text:style-name="Strong_20_Emphasis">🔹 1. Dataverzameling &amp; Voorbewerking</text:span></text:h>
      <text:p text:style-name="Text_20_body">📥 <text:span text:style-name="Strong_20_Emphasis">Bronnen:</text:span> Webscraping, open datasets, private kennisbanken.<text:line-break/>📊 <text:span text:style-name="Strong_20_Emphasis">Dataformaten:</text:span> JSON, CSV, NoSQL, vector-representaties.<text:line-break/>🧹 <text:span text:style-name="Strong_20_Emphasis">Voorbewerking:</text:span> Data cleaning, tokenization, stopwoordfiltering.</text:p>
      <text:h text:style-name="Heading_20_3" text:outline-level="3"><text:soft-page-break/><text:span text:style-name="Strong_20_Emphasis">🔹 2. Modeltraining</text:span></text:h>
      <text:p text:style-name="Text_20_body">🔹 <text:span text:style-name="Strong_20_Emphasis">Basismodel:</text:span> Transformer-architectuur (zoals GPT).<text:line-break/>🔹 <text:span text:style-name="Strong_20_Emphasis">Fine-tuning:</text:span> Specifiek getraind voor industriespecifieke taken.<text:line-break/>🔹 <text:span text:style-name="Strong_20_Emphasis">Reinforcement Learning (RLHF):</text:span> Feedback-gedreven leerproces voor betere AI-reacties.</text:p>
      <text:h text:style-name="Heading_20_3" text:outline-level="3"><text:span text:style-name="Strong_20_Emphasis">🔹 3. Real-Time Leren &amp; Adaptatie</text:span></text:h>
      <text:p text:style-name="Text_20_body">✅ <text:span text:style-name="Strong_20_Emphasis">On-the-fly Learning:</text:span> AI kan zichzelf updaten met nieuwe informatie.<text:line-break/>✅ <text:span text:style-name="Strong_20_Emphasis">Persoonlijkheidsaanpassing:</text:span> ARLO-AI past zich aan de gebruiker aan.<text:line-break/>✅ <text:span text:style-name="Strong_20_Emphasis">Feedbackloop:</text:span> Gebruikersfeedback wordt geïntegreerd in de volgende modelupdate.</text:p>
      <text:p text:style-name="Horizontal_20_Line"/>
      <text:h text:style-name="Heading_20_1" text:outline-level="1"><text:span text:style-name="Strong_20_Emphasis">3️⃣ Marktstrategie &amp; Business Model</text:span></text:h>
      <text:h text:style-name="Heading_20_3" text:outline-level="3"><text:span text:style-name="Strong_20_Emphasis">🔹 Marktsegmenten &amp; Doelgroepen</text:span></text:h>
      <text:p text:style-name="Text_20_body">📌 <text:span text:style-name="Strong_20_Emphasis">Defensie &amp; Overheid</text:span> – AI-beveiliging, monitoring &amp; operationele AI-systemen.<text:line-break/>📌 <text:span text:style-name="Strong_20_Emphasis">Bedrijfsautomatisering</text:span> – AI-gebaseerde besluitvorming en assistentie.<text:line-break/>📌 <text:span text:style-name="Strong_20_Emphasis">Consumentenmarkt</text:span> – Slimme apparaten &amp; AI-gestuurde diensten.</text:p>
      <text:h text:style-name="Heading_20_3" text:outline-level="3"><text:span text:style-name="Strong_20_Emphasis">🔹 Verdienmodellen</text:span></text:h>
      <text:p text:style-name="Text_20_body">💰 <text:span text:style-name="Strong_20_Emphasis">AI-as-a-Service (AIaaS):</text:span> Licentie-gebaseerde toegang tot ARLO-AI.<text:line-break/>💻 <text:span text:style-name="Strong_20_Emphasis">Enterprise-oplossingen:</text:span> Maatwerk AI-integratie voor bedrijven.<text:line-break/>📱 <text:span text:style-name="Strong_20_Emphasis">Hardware-verkoop (SIMBAI-chip):</text:span> AI-processor voor smart devices.<text:line-break/>📡 <text:span text:style-name="Strong_20_Emphasis">Edge AI-oplossingen:</text:span> Lokale AI-verwerking voor snelle beslissingen.</text:p>
      <text:h text:style-name="Heading_20_3" text:outline-level="3"><text:span text:style-name="Strong_20_Emphasis">🔹 Uitrolstrategie</text:span></text:h>
      <text:p text:style-name="Text_20_body">🚀 <text:span text:style-name="Strong_20_Emphasis">Fase 1:</text:span> MVP ontwikkelen en testen op pilotmarkten.<text:line-break/>🌍 <text:span text:style-name="Strong_20_Emphasis">Fase 2:</text:span> Internationale partnerschappen en B2B-integraties.<text:line-break/>📈 <text:span text:style-name="Strong_20_Emphasis">Fase 3:</text:span> Wereldwijde uitbreiding met een AI-ecosysteem.</text:p>
      <text:p text:style-name="Horizontal_20_Line"/>
      <text:h text:style-name="Heading_20_1" text:outline-level="1"><text:span text:style-name="Strong_20_Emphasis">1️⃣ Technische Implementatie</text:span></text:h>
      <text:h text:style-name="Heading_20_2" text:outline-level="2"><text:span text:style-name="Strong_20_Emphasis">🔹 Kernarchitectuur</text:span></text:h>
      <text:h text:style-name="Heading_20_3" text:outline-level="3"><text:span text:style-name="Strong_20_Emphasis">➡ Frontend</text:span> (User Interface &amp; Interactie)</text:h>
      <text:list text:style-name="L1">
        <text:list-item>
          <text:p text:style-name="P1"><text:span text:style-name="Strong_20_Emphasis">Technologieën:</text:span></text:p>
          <text:list>
            <text:list-item>
              <text:p text:style-name="P2"><text:span text:style-name="Strong_20_Emphasis">Web:</text:span> React (Next.js) voor dynamische en snelle webapplicaties.</text:p>
            </text:list-item>
            <text:list-item>
              <text:p text:style-name="P2"><text:span text:style-name="Strong_20_Emphasis">Desktop:</text:span> Electron.js voor cross-platform ondersteuning.</text:p>
            </text:list-item>
            <text:list-item>
              <text:p text:style-name="P2"><text:span text:style-name="Strong_20_Emphasis">Mobile:</text:span> React Native en Flutter voor native mobiele apps.</text:p>
            </text:list-item>
          </text:list>
        </text:list-item>
        <text:list-item>
          <text:p text:style-name="P1"><text:span text:style-name="Strong_20_Emphasis">Functionaliteiten:</text:span><text:line-break/>✅ Meertalige ondersteuning (i18n met JSON-bestanden).<text:line-break/><text:soft-page-break/>✅ Dark Mode en UI-aanpassingen per gebruiker.<text:line-break/>✅ Offline modus via Service Workers.</text:p>
        </text:list-item>
      </text:list>
      <text:h text:style-name="Heading_20_3" text:outline-level="3"><text:span text:style-name="Strong_20_Emphasis">➡ Backend</text:span> (Data &amp; AI-Logica)</text:h>
      <text:list text:style-name="L2">
        <text:list-item>
          <text:p text:style-name="P3"><text:span text:style-name="Strong_20_Emphasis">Python (FastAPI/Django):</text:span><text:line-break/>🔹 API’s voor AI-verwerking en gebruikersinteractie.<text:line-break/>🔹 Hoge snelheid met <text:span text:style-name="Strong_20_Emphasis">asynchrone verwerking</text:span>.</text:p>
        </text:list-item>
        <text:list-item>
          <text:p text:style-name="P3"><text:span text:style-name="Strong_20_Emphasis">Node.js (Express.js):</text:span><text:line-break/>🔹 WebSockets voor <text:span text:style-name="Strong_20_Emphasis">real-time updates</text:span>.<text:line-break/>🔹 REST en GraphQL API’s voor flexibiliteit.</text:p>
        </text:list-item>
        <text:list-item>
          <text:p text:style-name="P3"><text:span text:style-name="Strong_20_Emphasis">Database:</text:span></text:p>
          <text:list>
            <text:list-item>
              <text:p text:style-name="P3"><text:span text:style-name="Strong_20_Emphasis">PostgreSQL</text:span> (relationeel, voor gebruikersdata).</text:p>
            </text:list-item>
            <text:list-item>
              <text:p text:style-name="P3"><text:span text:style-name="Strong_20_Emphasis">MongoDB</text:span> (NoSQL, voor AI-gegevens).</text:p>
            </text:list-item>
            <text:list-item>
              <text:p text:style-name="P4"><text:span text:style-name="Strong_20_Emphasis">Weaviate/Pinecone</text:span> (Vector database voor embeddings).</text:p>
            </text:list-item>
          </text:list>
        </text:list-item>
      </text:list>
      <text:h text:style-name="Heading_20_3" text:outline-level="3"><text:span text:style-name="Strong_20_Emphasis">➡ AI-Engine</text:span></text:h>
      <text:list text:style-name="L3">
        <text:list-item>
          <text:p text:style-name="P5"><text:span text:style-name="Strong_20_Emphasis">Modeltype:</text:span> Transformer-based (zoals GPT-4, maar geoptimaliseerd).</text:p>
        </text:list-item>
        <text:list-item>
          <text:p text:style-name="P5"><text:span text:style-name="Strong_20_Emphasis">Eigen ontwikkelde algoritmen:</text:span></text:p>
          <text:list>
            <text:list-item>
              <text:p text:style-name="P5"><text:span text:style-name="Strong_20_Emphasis">Adaptieve LLM-fijnstemming</text:span> (aanpassing op gebruikers).</text:p>
            </text:list-item>
            <text:list-item>
              <text:p text:style-name="P5"><text:span text:style-name="Strong_20_Emphasis">Gedragsanalyse met reinforcement learning</text:span>.</text:p>
            </text:list-item>
          </text:list>
        </text:list-item>
        <text:list-item>
          <text:p text:style-name="P5"><text:span text:style-name="Strong_20_Emphasis">Cloud &amp; Edge Computing:</text:span></text:p>
          <text:list>
            <text:list-item>
              <text:p text:style-name="P5"><text:span text:style-name="Strong_20_Emphasis">AWS/Azure voor AI-training.</text:span></text:p>
            </text:list-item>
            <text:list-item>
              <text:p text:style-name="P6"><text:span text:style-name="Strong_20_Emphasis">SIMBAI-chip voor on-device AI-verwerking.</text:span></text:p>
            </text:list-item>
          </text:list>
        </text:list-item>
      </text:list>
      <text:h text:style-name="Heading_20_3" text:outline-level="3"><text:span text:style-name="Strong_20_Emphasis">➡ Integratie &amp; Beveiliging</text:span></text:h>
      <text:p text:style-name="Text_20_body">✅ <text:span text:style-name="Strong_20_Emphasis">JWT &amp; OAuth 2.0</text:span> voor veilige authenticatie.<text:line-break/>✅ <text:span text:style-name="Strong_20_Emphasis">End-to-end encryptie</text:span> (AES-256 &amp; TLS 1.3).<text:line-break/>✅ <text:span text:style-name="Strong_20_Emphasis">Role-based access control (RBAC)</text:span> voor AI-toegang.</text:p>
      <text:p text:style-name="Horizontal_20_Line"/>
      <text:h text:style-name="Heading_20_1" text:outline-level="1"><text:span text:style-name="Strong_20_Emphasis">2️⃣ AI-Training</text:span></text:h>
      <text:h text:style-name="Heading_20_2" text:outline-level="2"><text:span text:style-name="Strong_20_Emphasis">🔹 Dataverzameling &amp; Voorbewerking</text:span></text:h>
      <text:list text:style-name="L4">
        <text:list-item>
          <text:p text:style-name="P7"><text:span text:style-name="Strong_20_Emphasis">Databronnen:</text:span></text:p>
          <text:list>
            <text:list-item>
              <text:p text:style-name="P7">OpenAI datasets, bedrijfsdata en real-world interacties.</text:p>
            </text:list-item>
            <text:list-item>
              <text:p text:style-name="P7">Getraind op <text:span text:style-name="Strong_20_Emphasis">meertalige teksten</text:span> (Nederlands, Engels, Papiamentu, Spaans).</text:p>
            </text:list-item>
          </text:list>
        </text:list-item>
        <text:list-item>
          <text:p text:style-name="P7"><text:span text:style-name="Strong_20_Emphasis">Data Cleaning:</text:span></text:p>
          <text:list>
            <text:list-item>
              <text:p text:style-name="P7">Verwijderen van dubbele en irrelevante informatie.</text:p>
            </text:list-item>
            <text:list-item>
              <text:p text:style-name="P7">Automatische detectie van bias en foutieve data.</text:p>
            </text:list-item>
          </text:list>
        </text:list-item>
        <text:list-item>
          <text:p text:style-name="P7"><text:span text:style-name="Strong_20_Emphasis">Vectorisatie:</text:span></text:p>
          <text:list>
            <text:list-item>
              <text:p text:style-name="P8"><text:span text:style-name="Strong_20_Emphasis">TF-IDF, Word2Vec, BERT, GPT-embedding models.</text:span></text:p>
            </text:list-item>
          </text:list>
        </text:list-item>
      </text:list>
      <text:h text:style-name="Heading_20_2" text:outline-level="2"><text:soft-page-break/><text:span text:style-name="Strong_20_Emphasis">🔹 Modeltraining</text:span></text:h>
      <text:list text:style-name="L5">
        <text:list-item>
          <text:p text:style-name="P9"><text:span text:style-name="Strong_20_Emphasis">Stapsgewijze training:</text:span><text:line-break/>🔹 <text:span text:style-name="Strong_20_Emphasis">Pre-training:</text:span> AI leert algemene taalpatronen.<text:line-break/>🔹 <text:span text:style-name="Strong_20_Emphasis">Fine-tuning:</text:span> Aangepast op marktspecifieke gegevens.<text:line-break/>🔹 <text:span text:style-name="Strong_20_Emphasis">Reinforcement Learning (RLHF):</text:span> Menselijke feedback verbetert de AI-reacties.</text:p>
        </text:list-item>
        <text:list-item>
          <text:p text:style-name="P9"><text:span text:style-name="Strong_20_Emphasis">GPU en TPU training:</text:span></text:p>
          <text:list>
            <text:list-item>
              <text:p text:style-name="P10"><text:span text:style-name="Strong_20_Emphasis">NVIDIA A100 &amp; Google TPU v4</text:span> voor high-performance learning.</text:p>
            </text:list-item>
          </text:list>
        </text:list-item>
      </text:list>
      <text:h text:style-name="Heading_20_2" text:outline-level="2"><text:span text:style-name="Strong_20_Emphasis">🔹 Real-time leren &amp; Adaptatie</text:span></text:h>
      <text:p text:style-name="Text_20_body">✅ <text:span text:style-name="Strong_20_Emphasis">On-device learning:</text:span> AI leert <text:span text:style-name="Strong_20_Emphasis">van gebruiker</text:span> zonder data naar de cloud te sturen.<text:line-break/>✅ <text:span text:style-name="Strong_20_Emphasis">Persoonlijkheidsconfiguratie:</text:span> AI past zich aan de gebruiker aan.<text:line-break/>✅ <text:span text:style-name="Strong_20_Emphasis">Feedback-gebaseerd zelfverbeteringsmechanisme.</text:span></text:p>
      <text:p text:style-name="Horizontal_20_Line"/>
      <text:h text:style-name="Heading_20_1" text:outline-level="1"><text:span text:style-name="Strong_20_Emphasis">3️⃣ Marktstrategie &amp; Business Model</text:span></text:h>
      <text:h text:style-name="Heading_20_2" text:outline-level="2"><text:span text:style-name="Strong_20_Emphasis">🔹 Marktsegmenten &amp; Doelgroepen</text:span></text:h>
      <text:p text:style-name="Text_20_body">📌 <text:span text:style-name="Strong_20_Emphasis">Defensie &amp; Overheid</text:span> – AI-gebaseerde beveiliging, monitoring &amp; operationele systemen.<text:line-break/>📌 <text:span text:style-name="Strong_20_Emphasis">Bedrijven</text:span> – AI voor besluitvorming, chatbots, en workflow-automatisering.<text:line-break/>📌 <text:span text:style-name="Strong_20_Emphasis">Consumentenmarkt</text:span> – AI-gestuurde slimme apparaten en assistenten.</text:p>
      <text:h text:style-name="Heading_20_2" text:outline-level="2"><text:span text:style-name="Strong_20_Emphasis">🔹 Verdienmodellen</text:span></text:h>
      <text:p text:style-name="Text_20_body">💰 <text:span text:style-name="Strong_20_Emphasis">1. AI-as-a-Service (AIaaS):</text:span></text:p>
      <text:list text:style-name="L6">
        <text:list-item>
          <text:p text:style-name="P11">Cloud-gebaseerde AI-oplossingen via <text:span text:style-name="Strong_20_Emphasis">API’s &amp; SDK’s</text:span>.</text:p>
        </text:list-item>
        <text:list-item>
          <text:p text:style-name="P11">Licentie-gebaseerd (B2B, B2C).<text:line-break/>💰 <text:span text:style-name="Strong_20_Emphasis">2. Enterprise-oplossingen:</text:span></text:p>
        </text:list-item>
        <text:list-item>
          <text:p text:style-name="P11">Maatwerk AI-integratie voor bedrijven (automatisering, analytics).<text:line-break/>💰 <text:span text:style-name="Strong_20_Emphasis">3. Hardware-verkoop (SIMBAI-chip):</text:span></text:p>
        </text:list-item>
        <text:list-item>
          <text:p text:style-name="P12">AI-verwerkingschip voor <text:span text:style-name="Strong_20_Emphasis">slimme apparaten &amp; edge computing</text:span>.</text:p>
        </text:list-item>
      </text:list>
      <text:h text:style-name="Heading_20_2" text:outline-level="2"><text:span text:style-name="Strong_20_Emphasis">🔹 Uitrolstrategie</text:span></text:h>
      <text:p text:style-name="Text_20_body">🚀 <text:span text:style-name="Strong_20_Emphasis">Fase 1:</text:span> MVP lanceren en testen op pilotmarkten.<text:line-break/>🌍 <text:span text:style-name="Strong_20_Emphasis">Fase 2:</text:span> Internationale samenwerking en B2B-integratie.<text:line-break/>📈 <text:span text:style-name="Strong_20_Emphasis">Fase 3:</text:span> Wereldwijde expansie en een AI-ecosysteem opbouwen.</text:p>
      <text:p text:style-name="Horizontal_20_Line"/>
      <text:p text:style-name="Text_20_body">1️⃣ <text:span text:style-name="Strong_20_Emphasis">SIMBAI-chip</text:span> – AI-verwerkingshardware en architectuur<text:line-break/>2️⃣ <text:span text:style-name="Strong_20_Emphasis">AI-trainingsproces</text:span> – Diepgaande uitleg over fine-tuning en reinforcement learning<text:line-break/>3️⃣ <text:span text:style-name="Strong_20_Emphasis">ARLO-AI als chatbot</text:span> – Hoe het GPT-model interactie en context onthoudt<text:line-break/><text:soft-page-break/>4️⃣ <text:span text:style-name="Strong_20_Emphasis">Marktstrategie</text:span> – Verdienmodellen, partnerschappen en schaalbaarheid<text:line-break/>5️⃣ <text:span text:style-name="Strong_20_Emphasis">Beveiliging &amp; Privacy</text:span> – Data-encryptie, toegangssystemen en compliance</text:p>
      <text:p text:style-name="Text_20_body"/>
      <text:p text:style-name="Text_20_body"/>
      <text:p text:style-name="P13">Hier is een diepgaande uitwerking van alle vijf de onderdelen van <text:span text:style-name="Strong_20_Emphasis">ARLO-AI en SIMBAI</text:span>:</text:p>
      <text:p text:style-name="Horizontal_20_Line"/>
      <text:h text:style-name="Heading_20_2" text:outline-level="2">1️⃣ <text:span text:style-name="Strong_20_Emphasis">SIMBAI-chip – AI-verwerkingshardware en architectuur</text:span></text:h>
      <text:p text:style-name="Text_20_body"><text:span text:style-name="Strong_20_Emphasis">SIMBAI (Super Intelligent Mega Brain Artificial Intelligence)</text:span> is een revolutionaire AI-chip die ARLO-AI aandrijft.</text:p>
      <text:p text:style-name="Text_20_body">🔹 <text:span text:style-name="Strong_20_Emphasis">Architectuur &amp; Hardware:</text:span></text:p>
      <text:list text:style-name="L7">
        <text:list-item>
          <text:p text:style-name="P14"><text:span text:style-name="Strong_20_Emphasis">Neuraal geoptimaliseerd</text:span>: Ontworpen voor AI-berekeningen zoals deep learning en reinforcement learning.</text:p>
        </text:list-item>
        <text:list-item>
          <text:p text:style-name="P14"><text:span text:style-name="Strong_20_Emphasis">Edge-computing</text:span>: Kan lokaal AI-taken uitvoeren zonder cloudverbinding.</text:p>
        </text:list-item>
        <text:list-item>
          <text:p text:style-name="P15"><text:span text:style-name="Strong_20_Emphasis">Lage latency</text:span>: Real-time verwerking voor snelle reacties.</text:p>
        </text:list-item>
      </text:list>
      <text:p text:style-name="Text_20_body">🔹 <text:span text:style-name="Strong_20_Emphasis">Functies:</text:span></text:p>
      <text:list text:style-name="L8">
        <text:list-item>
          <text:p text:style-name="P16"><text:span text:style-name="Strong_20_Emphasis">AI-acceleratie</text:span>: Snellere GPT-achtige inferentieprocessen.</text:p>
        </text:list-item>
        <text:list-item>
          <text:p text:style-name="P16"><text:span text:style-name="Strong_20_Emphasis">Energie-efficiëntie</text:span>: Laag stroomverbruik voor langere inzetbaarheid.</text:p>
        </text:list-item>
        <text:list-item>
          <text:p text:style-name="P17"><text:span text:style-name="Strong_20_Emphasis">Beveiligde AI-verwerking</text:span>: Geavanceerde encryptie en privacybescherming.</text:p>
        </text:list-item>
      </text:list>
      <text:p text:style-name="Horizontal_20_Line"/>
      <text:h text:style-name="Heading_20_2" text:outline-level="2">2️⃣ <text:span text:style-name="Strong_20_Emphasis">AI-trainingsproces – Diepgaande uitleg over fine-tuning en reinforcement learning</text:span></text:h>
      <text:p text:style-name="Text_20_body">ARLO-AI wordt getraind via een <text:span text:style-name="Strong_20_Emphasis">hybride AI-model</text:span>:</text:p>
      <text:p text:style-name="Text_20_body">🔹 <text:span text:style-name="Strong_20_Emphasis">Pre-training met Grootschalige Data:</text:span></text:p>
      <text:list text:style-name="L9">
        <text:list-item>
          <text:p text:style-name="P18">Gebruik van <text:span text:style-name="Strong_20_Emphasis">Transformer-modellen</text:span> (GPT-architectuur) voor natuurlijke taalbegrip.</text:p>
        </text:list-item>
        <text:list-item>
          <text:p text:style-name="P19">Data van boeken, artikelen, documentatie en gecureerde datasets.</text:p>
        </text:list-item>
      </text:list>
      <text:p text:style-name="Text_20_body">🔹 <text:span text:style-name="Strong_20_Emphasis">Fine-tuning voor specifieke domeinen:</text:span></text:p>
      <text:list text:style-name="L10">
        <text:list-item>
          <text:p text:style-name="P20">ARLO-AI wordt getraind voor <text:span text:style-name="Strong_20_Emphasis">multimodaliteit</text:span> (tekst, spraak, afbeeldingen).</text:p>
        </text:list-item>
        <text:list-item>
          <text:p text:style-name="P21"><text:span text:style-name="Strong_20_Emphasis">Domeinspecifieke modellen</text:span> voor defensie, bedrijfsbeheer, NAW-applicaties, etc.</text:p>
        </text:list-item>
      </text:list>
      <text:p text:style-name="Text_20_body">🔹 <text:span text:style-name="Strong_20_Emphasis">Reinforcement Learning met Menselijke Feedback (RLHF):</text:span></text:p>
      <text:list text:style-name="L11">
        <text:list-item>
          <text:p text:style-name="P22"><text:span text:style-name="Strong_20_Emphasis">Menselijke beoordelaars</text:span> helpen het AI-model om betere antwoorden te genereren.</text:p>
        </text:list-item>
        <text:list-item>
          <text:p text:style-name="P23">Gebruik van <text:span text:style-name="Strong_20_Emphasis">proactieve AI</text:span> die zichzelf verbetert op basis van eerdere interacties.</text:p>
        </text:list-item>
      </text:list>
      <text:p text:style-name="Horizontal_20_Line"/>
      <text:h text:style-name="Heading_20_2" text:outline-level="2">3️⃣ <text:span text:style-name="Strong_20_Emphasis">ARLO-AI als chatbot – Hoe het GPT-model interactie en context onthoudt</text:span></text:h>
      <text:p text:style-name="Text_20_body">ARLO-AI is een <text:span text:style-name="Strong_20_Emphasis">mensachtige chatbot</text:span> met geavanceerde cognitieve functies.</text:p>
      <text:p text:style-name="Text_20_body">🔹 <text:span text:style-name="Strong_20_Emphasis">Belangrijkste functies:</text:span><text:line-break/>✅ <text:span text:style-name="Strong_20_Emphasis">Contextueel geheugen</text:span>: Onthoudt gesprekken en kan teruggrijpen op eerdere interacties.<text:line-break/>✅ <text:span text:style-name="Strong_20_Emphasis">Emotionele intelligentie</text:span>: Herkent emoties en past reacties aan.<text:line-break/><text:soft-page-break/>✅ <text:span text:style-name="Strong_20_Emphasis">Meertaligheid</text:span>: Nederlands, Engels, Papiamentu, Spaans en Frans.<text:line-break/>✅ <text:span text:style-name="Strong_20_Emphasis">Proactieve assistentie</text:span>: Geeft suggesties zonder expliciete vragen.</text:p>
      <text:p text:style-name="Text_20_body">🔹 <text:span text:style-name="Strong_20_Emphasis">Interactieve mogelijkheden:</text:span></text:p>
      <text:list text:style-name="L12">
        <text:list-item>
          <text:p text:style-name="P24"><text:span text:style-name="Strong_20_Emphasis">Tekst en spraakherkenning</text:span> voor meer natuurlijke gesprekken.</text:p>
        </text:list-item>
        <text:list-item>
          <text:p text:style-name="P24"><text:span text:style-name="Strong_20_Emphasis">Non-verbale communicatie</text:span> in toekomstige versies via avatars en gebaren.</text:p>
        </text:list-item>
        <text:list-item>
          <text:p text:style-name="P25"><text:span text:style-name="Strong_20_Emphasis">Real-time vertalingen</text:span> en transformatie van tekst naar spraak.</text:p>
        </text:list-item>
      </text:list>
      <text:p text:style-name="Horizontal_20_Line"/>
      <text:h text:style-name="Heading_20_2" text:outline-level="2">4️⃣ <text:span text:style-name="Strong_20_Emphasis">Marktstrategie – Verdienmodellen, partnerschappen en schaalbaarheid</text:span></text:h>
      <text:p text:style-name="Text_20_body">Om ARLO-AI commercieel te schalen, wordt een <text:span text:style-name="Strong_20_Emphasis">flexibel verdienmodel</text:span> toegepast.</text:p>
      <text:p text:style-name="Text_20_body">🔹 <text:span text:style-name="Strong_20_Emphasis">Businessmodellen:</text:span><text:line-break/>💰 <text:span text:style-name="Strong_20_Emphasis">Subscription-based</text:span>: AI-diensten op basis van maandelijkse abonnementen.<text:line-break/>💰 <text:span text:style-name="Strong_20_Emphasis">Enterprise-oplossingen</text:span>: Maatwerk voor bedrijven en defensie.<text:line-break/>💰 <text:span text:style-name="Strong_20_Emphasis">Edge AI-locaties</text:span>: Lokale AI-processen voor privacygevoelige sectoren.<text:line-break/>💰 <text:span text:style-name="Strong_20_Emphasis">AI-apps &amp; plug-ins</text:span>: ARLO-AI integreren in bestaande platforms zoals OutSystems.</text:p>
      <text:p text:style-name="Text_20_body">🔹 <text:span text:style-name="Strong_20_Emphasis">Marktaanpak:</text:span><text:line-break/>📌 <text:span text:style-name="Strong_20_Emphasis">Doelgroepen</text:span>: Overheid, defensie, bedrijven en consumenten.<text:line-break/>📌 <text:span text:style-name="Strong_20_Emphasis">Partnerships</text:span>: Samenwerking met hardwarefabrikanten en softwareontwikkelaars.<text:line-break/>📌 <text:span text:style-name="Strong_20_Emphasis">Internationale groei</text:span>: Uitbreiding naar de EU, VS en Caribisch gebied.</text:p>
      <text:p text:style-name="Horizontal_20_Line"/>
      <text:h text:style-name="Heading_20_2" text:outline-level="2">5️⃣ <text:span text:style-name="Strong_20_Emphasis">Beveiliging &amp; Privacy – Data-encryptie, toegangssystemen en compliance</text:span></text:h>
      <text:p text:style-name="Text_20_body">Beveiliging is cruciaal voor ARLO-AI, vooral in militaire en bedrijfsomgevingen.</text:p>
      <text:p text:style-name="Text_20_body">🔹 <text:span text:style-name="Strong_20_Emphasis">Beveiligingsmaatregelen:</text:span><text:line-break/>🛡 <text:span text:style-name="Strong_20_Emphasis">Eind-tot-eind encryptie</text:span>: Data blijft versleuteld tijdens communicatie.<text:line-break/>🛡 <text:span text:style-name="Strong_20_Emphasis">Zero Trust Architecture</text:span>: Geen toegang zonder verificatie.<text:line-break/>🛡 <text:span text:style-name="Strong_20_Emphasis">Tweestapsverificatie</text:span>: Extra beveiligingslaag voor gebruikers.<text:line-break/>🛡 <text:span text:style-name="Strong_20_Emphasis">On-device AI</text:span>: Lokale verwerking zonder gegevens in de cloud.</text:p>
      <text:p text:style-name="Text_20_body">🔹 <text:span text:style-name="Strong_20_Emphasis">Compliance &amp; Regulering:</text:span><text:line-break/>✔ <text:span text:style-name="Strong_20_Emphasis">AVG (GDPR) compliant</text:span> voor Europese dataprivacy.<text:line-break/>✔ <text:span text:style-name="Strong_20_Emphasis">ISO 27001</text:span> gecertificeerde beveiligingsstandaarden.<text:line-break/>✔ <text:span text:style-name="Strong_20_Emphasis">Militaire normen</text:span> voor defensie-applicaties.</text:p>
      <text:p text:style-name="P26"/>
      <text:h text:style-name="P27" text:outline-level="3">🚀 <text:span text:style-name="Strong_20_Emphasis">Samenvatting:</text:span></text:h>
      <text:p text:style-name="Text_20_body">✅ <text:span text:style-name="Strong_20_Emphasis">SIMBAI-chip</text:span> = AI-hardware voor snelle verwerking.<text:line-break/>✅ <text:span text:style-name="Strong_20_Emphasis">AI-training</text:span> = Transformer-modellen met reinforcement learning.<text:line-break/>✅ <text:span text:style-name="Strong_20_Emphasis">ARLO-AI als chatbot</text:span> = Contextuele, emotionele en proactieve interacties.<text:line-break/><text:soft-page-break/>✅ <text:span text:style-name="Strong_20_Emphasis">Marktstrategie</text:span> = Abonnementen, enterprise-oplossingen en wereldwijde uitbreiding.<text:line-break/>✅ <text:span text:style-name="Strong_20_Emphasis">Beveiliging &amp; privacy</text:span> = Geavanceerde encryptie en regelgeving-compliant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20:43:28.833760908</meta:creation-date>
    <dc:date>2025-02-03T07:13:59.009607840</dc:date>
    <meta:editing-duration>PT9H44M22S</meta:editing-duration>
    <meta:editing-cycles>4</meta:editing-cycles>
    <meta:generator>LibreOffice/24.8.4.2$Linux_X86_64 LibreOffice_project/480$Build-2</meta:generator>
    <meta:print-date>2025-02-02T21:53:47.867772234</meta:print-date>
    <meta:printed-by>PDF files</meta:printed-by>
    <meta:document-statistic meta:table-count="0" meta:image-count="0" meta:object-count="0" meta:page-count="10" meta:paragraph-count="146" meta:word-count="1728" meta:character-count="13792" meta:non-whitespace-character-count="12212"/>
  </office:meta>
</office:document-meta>
</file>